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3.876cm" fo:min-width="19.374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3" style:family="graphic" style:parent-style-name="standard">
      <style:graphic-properties draw:textarea-horizontal-align="justify" draw:textarea-vertical-align="middle" draw:auto-grow-height="false" fo:min-height="2.164cm" fo:min-width="1.638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2.04cm" fo:wrap-option="wrap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56cm" fo:min-width="10.12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68cm" fo:min-width="0.41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68cm" fo:min-width="0.41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679cm" fo:min-width="4.556cm" fo:wrap-option="wrap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102cm" svg:stroke-color="#000000" draw:marker-start-width="0cm" draw:marker-end-width="0cm" draw:fill-color="#ffffff" draw:textarea-horizontal-align="justify" draw:textarea-vertical-align="middle" draw:auto-grow-height="false" fo:min-height="1.274cm" fo:min-width="19.185cm" fo:padding-top="0.179cm" fo:padding-bottom="0.179cm" fo:padding-left="0.304cm" fo:padding-right="0.304cm"/>
    </style:style>
    <style:style style:name="gr11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68cm" fo:min-width="9.558cm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1.356cm" fo:min-width="10.123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668cm" fo:min-width="0.418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min-height="0.668cm" fo:min-width="0.417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6.414cm" fo:min-width="8.83cm" fo:padding-top="0.175cm" fo:padding-bottom="0.175cm" fo:padding-left="0.3cm" fo:padding-right="0.3cm" fo:wrap-option="wrap"/>
    </style:style>
    <style:style style:name="gr16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02cm" draw:fill-color="#ffffff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draw:fill-color="#ffffff" draw:textarea-horizontal-align="justify" draw:textarea-vertical-align="middle" draw:auto-grow-height="false" fo:min-height="1.045cm" fo:min-width="7.272cm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width="0.102cm" svg:stroke-color="#000000" draw:fill="none" draw:fill-color="#ffffff" fo:min-height="0.712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width="0.102cm" svg:stroke-color="#000000" draw:fill="none" draw:fill-color="#ffffff" fo:min-height="6.633cm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draw:marker-end="Arrow" draw:marker-end-width="0.306cm" draw:fill="none" draw:fill-color="#ffffff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svg:stroke-width="0.102cm" draw:fill-color="#ffffff" draw:textarea-horizontal-align="justify" draw:textarea-vertical-align="middle" draw:auto-grow-height="false" fo:min-height="2.19cm" fo:min-width="3.992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svg:stroke-color="#6666ff" draw:fill-color="#ffffff" draw:textarea-horizontal-align="justify" draw:textarea-vertical-align="middle" draw:auto-grow-height="false" fo:min-height="17.428cm" fo:min-width="22.893cm" fo:padding-top="0.176cm" fo:padding-bottom="0.176cm" fo:padding-left="0.301cm" fo:padding-right="0.301cm" draw:shadow="visible"/>
    </style:style>
    <style:style style:name="gr24" style:family="graphic" style:parent-style-name="standard">
      <style:graphic-properties draw:stroke="none" svg:stroke-width="0.102cm" svg:stroke-color="#000000" draw:fill="none" draw:fill-color="#ffffff" fo:min-height="0.664cm" fo:padding-top="0.176cm" fo:padding-bottom="0.176cm" fo:padding-left="0.301cm" fo:padding-right="0.301cm"/>
    </style:style>
    <style:style style:name="gr25" style:family="graphic" style:parent-style-name="standard">
      <style:graphic-properties svg:stroke-width="0.102cm" svg:stroke-color="#3333ff" draw:fill-color="#ffffff" draw:textarea-horizontal-align="justify" draw:textarea-vertical-align="middle" draw:auto-grow-height="false" fo:min-height="2.021cm" fo:min-width="3.226cm" fo:padding-top="0.176cm" fo:padding-bottom="0.176cm" fo:padding-left="0.301cm" fo:padding-right="0.301cm" draw:shadow="visible"/>
    </style:style>
    <style:style style:name="gr26" style:family="graphic" style:parent-style-name="standard">
      <style:graphic-properties svg:stroke-width="0.102cm" svg:stroke-color="#3333ff" draw:fill-color="#ffffff" draw:textarea-horizontal-align="justify" draw:textarea-vertical-align="middle" draw:auto-grow-height="false" fo:min-height="1.426cm" fo:min-width="7.526cm" fo:padding-top="0.176cm" fo:padding-bottom="0.176cm" fo:padding-left="0.301cm" fo:padding-right="0.301cm" draw:shadow="visible"/>
    </style:style>
    <style:style style:name="gr27" style:family="graphic" style:parent-style-name="standard">
      <style:graphic-properties svg:stroke-width="0.102cm" svg:stroke-color="#66ff00" draw:fill-color="#ffffff" draw:textarea-horizontal-align="justify" draw:textarea-vertical-align="middle" draw:auto-grow-height="false" fo:min-height="1.426cm" fo:min-width="7.526cm" fo:padding-top="0.176cm" fo:padding-bottom="0.176cm" fo:padding-left="0.301cm" fo:padding-right="0.301cm" draw:shadow="visible"/>
    </style:style>
    <style:style style:name="gr28" style:family="graphic" style:parent-style-name="standard">
      <style:graphic-properties draw:stroke="none" svg:stroke-width="0.102cm" svg:stroke-color="#6666ff" draw:fill="none" draw:fill-color="#ffffff" fo:min-height="0.425cm" fo:padding-top="0.176cm" fo:padding-bottom="0.176cm" fo:padding-left="0.301cm" fo:padding-right="0.301cm" draw:shadow="hidden"/>
    </style:style>
    <style:style style:name="gr29" style:family="graphic" style:parent-style-name="standard">
      <style:graphic-properties svg:stroke-width="0.102cm" svg:stroke-color="#66ff00" draw:fill-color="#ffffff" draw:textarea-vertical-align="middle" fo:padding-top="0.176cm" fo:padding-bottom="0.176cm" fo:padding-left="0.301cm" fo:padding-right="0.301cm" draw:shadow="hidden"/>
    </style:style>
    <style:style style:name="gr30" style:family="graphic" style:parent-style-name="objectwithoutfill">
      <style:graphic-properties svg:stroke-width="0.102cm" svg:stroke-color="#3333ff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31" style:family="graphic" style:parent-style-name="standard">
      <style:graphic-properties svg:stroke-width="0.102cm" svg:stroke-color="#3333ff" draw:fill-color="#ffffff" draw:textarea-vertical-align="middle" fo:padding-top="0.176cm" fo:padding-bottom="0.176cm" fo:padding-left="0.301cm" fo:padding-right="0.301cm" draw:shadow="hidden"/>
    </style:style>
    <style:style style:name="gr32" style:family="graphic" style:parent-style-name="standard">
      <style:graphic-properties svg:stroke-width="0.102cm" svg:stroke-color="#3333ff" draw:fill-color="#ffffff" draw:textarea-vertical-align="middle" fo:padding-top="0.176cm" fo:padding-bottom="0.176cm" fo:padding-left="0.301cm" fo:padding-right="0.301cm" draw:shadow="hidden"/>
    </style:style>
    <style:style style:name="gr33" style:family="graphic" style:parent-style-name="standard">
      <style:graphic-properties svg:stroke-width="0.102cm" svg:stroke-color="#ff3333" draw:fill-color="#ffffff" draw:textarea-horizontal-align="justify" draw:textarea-vertical-align="middle" draw:auto-grow-height="false" fo:min-height="1.68cm" fo:min-width="3.462cm" fo:padding-top="0.176cm" fo:padding-bottom="0.176cm" fo:padding-left="0.301cm" fo:padding-right="0.301cm" draw:shadow="hidden"/>
    </style:style>
    <style:style style:name="gr34" style:family="graphic" style:parent-style-name="standard">
      <style:graphic-properties svg:stroke-width="0.102cm" svg:stroke-color="#ff3333" draw:fill-color="#ffffff" draw:textarea-vertical-align="middle" fo:padding-top="0.176cm" fo:padding-bottom="0.176cm" fo:padding-left="0.301cm" fo:padding-right="0.301cm" draw:shadow="hidden"/>
    </style:style>
    <style:style style:name="gr35" style:family="graphic" style:parent-style-name="objectwithoutfill">
      <style:graphic-properties svg:stroke-width="0.102cm" svg:stroke-color="#ff3333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36" style:family="graphic" style:parent-style-name="standard">
      <style:graphic-properties svg:stroke-width="0.102cm" svg:stroke-color="#3399ff" draw:fill-color="#ffffff" draw:textarea-horizontal-align="justify" draw:textarea-vertical-align="middle" draw:auto-grow-height="false" fo:min-height="1.172cm" fo:min-width="4.351cm" fo:padding-top="0.176cm" fo:padding-bottom="0.176cm" fo:padding-left="0.301cm" fo:padding-right="0.301cm" draw:shadow="hidden"/>
    </style:style>
    <style:style style:name="gr37" style:family="graphic" style:parent-style-name="standard">
      <style:graphic-properties draw:stroke="none" svg:stroke-width="0.102cm" svg:stroke-color="#000000" draw:fill="none" draw:fill-color="#ffffff" fo:min-height="0.425cm" fo:padding-top="0.176cm" fo:padding-bottom="0.176cm" fo:padding-left="0.301cm" fo:padding-right="0.301cm" draw:shadow="hidden"/>
    </style:style>
    <style:style style:name="gr38" style:family="graphic" style:parent-style-name="standard">
      <style:graphic-properties svg:stroke-width="0.102cm" svg:stroke-color="#66ff00" draw:fill-color="#ffffff" draw:textarea-horizontal-align="justify" draw:textarea-vertical-align="middle" draw:auto-grow-height="false" fo:min-height="1.553cm" fo:min-width="3.462cm" fo:padding-top="0.176cm" fo:padding-bottom="0.176cm" fo:padding-left="0.301cm" fo:padding-right="0.301cm" draw:shadow="visible"/>
    </style:style>
    <style:style style:name="gr39" style:family="graphic" style:parent-style-name="standard">
      <style:graphic-properties svg:stroke-width="0.102cm" svg:stroke-color="#66ff00" draw:fill-color="#6666ff" draw:textarea-vertical-align="middle" fo:padding-top="0.176cm" fo:padding-bottom="0.176cm" fo:padding-left="0.301cm" fo:padding-right="0.301cm" draw:shadow="hidden"/>
    </style:style>
    <style:style style:name="gr40" style:family="graphic" style:parent-style-name="objectwithoutfill">
      <style:graphic-properties svg:stroke-width="0.102cm" svg:stroke-color="#66ff00" draw:marker-end="Arrow" draw:marker-end-width="0.306cm" draw:fill="none" draw:fill-color="#6666ff" draw:textarea-vertical-align="middle" fo:padding-top="0.176cm" fo:padding-bottom="0.176cm" fo:padding-left="0.301cm" fo:padding-right="0.301cm" draw:shadow="hidden"/>
    </style:style>
    <style:style style:name="gr41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9.046cm" fo:min-width="1.938cm" fo:padding-top="0.176cm" fo:padding-bottom="0.176cm" fo:padding-left="0.301cm" fo:padding-right="0.301cm"/>
    </style:style>
    <style:style style:name="gr42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426cm" fo:min-width="9.558cm" fo:padding-top="0.176cm" fo:padding-bottom="0.176cm" fo:padding-left="0.301cm" fo:padding-right="0.301cm"/>
    </style:style>
    <style:style style:name="gr43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8.792cm" fo:min-width="2.065cm" fo:padding-top="0.176cm" fo:padding-bottom="0.176cm" fo:padding-left="0.301cm" fo:padding-right="0.301cm"/>
    </style:style>
    <style:style style:name="gr44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2.315cm" fo:min-width="2.319cm" fo:padding-top="0.176cm" fo:padding-bottom="0.176cm" fo:padding-left="0.301cm" fo:padding-right="0.301cm"/>
    </style:style>
    <style:style style:name="gr45" style:family="graphic" style:parent-style-name="standard">
      <style:graphic-properties svg:stroke-width="0.102cm" svg:stroke-color="#000000" draw:fill-color="#ffffff" draw:textarea-vertical-align="middle" fo:padding-top="0.176cm" fo:padding-bottom="0.176cm" fo:padding-left="0.301cm" fo:padding-right="0.3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end"/>
      <style:text-properties fo:font-size="12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FreeMono1" fo:font-size="14pt" style:font-size-asian="14pt" style:font-size-complex="14pt"/>
    </style:style>
    <style:style style:name="P11" style:family="paragraph">
      <loext:graphic-properties draw:fill-color="#ffffff"/>
      <style:paragraph-properties fo:text-align="center"/>
      <style:text-properties style:font-name="FreeMono1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FreeMono1" fo:font-size="12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color="#0000ff" style:font-name="FreeMono1" fo:font-size="12pt" style:font-size-asian="12pt" style:font-size-complex="12pt"/>
    </style:style>
    <style:style style:name="P14" style:family="paragraph">
      <loext:graphic-properties draw:fill="none" draw:fill-color="#ffffff"/>
      <style:text-properties fo:color="#66ff00" style:font-name="FreeMono1" fo:font-size="12pt" style:font-size-asian="12pt" style:font-size-complex="12pt"/>
    </style:style>
    <style:style style:name="P15" style:family="paragraph">
      <loext:graphic-properties draw:fill="none" draw:fill-color="#ffffff"/>
      <style:text-properties fo:color="#ff3333" style:font-name="FreeMono1" fo:font-size="12pt" style:font-size-asian="12pt" style:font-size-complex="12pt"/>
    </style:style>
    <style:style style:name="P16" style:family="paragraph">
      <loext:graphic-properties draw:fill-color="#6666ff"/>
      <style:paragraph-properties fo:text-align="center"/>
      <style:text-properties style:font-name="FreeMono1" fo:font-size="12pt" style:font-size-asian="12pt" style:font-size-complex="12pt"/>
    </style:style>
    <style:style style:name="P17" style:family="paragraph">
      <loext:graphic-properties draw:fill="none" draw:fill-color="#6666ff"/>
      <style:paragraph-properties fo:text-align="center"/>
      <style:text-properties style:font-name="FreeMono1"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FreeMono1" fo:font-size="14pt" style:font-size-asian="14pt" style:font-size-complex="14pt"/>
    </style:style>
    <style:style style:name="T5" style:family="text">
      <style:text-properties style:font-name="FreeMono1" fo:font-size="12pt" style:font-size-asian="12pt" style:font-size-complex="12pt"/>
    </style:style>
    <style:style style:name="T6" style:family="text">
      <style:text-properties fo:color="#0000ff" style:font-name="FreeMono1" fo:font-size="12pt" style:font-size-asian="12pt" style:font-size-complex="12pt"/>
    </style:style>
    <style:style style:name="T7" style:family="text">
      <style:text-properties fo:color="#66ff00" style:font-name="FreeMono1" fo:font-size="12pt" style:font-size-asian="12pt" style:font-size-complex="12pt"/>
    </style:style>
    <style:style style:name="T8" style:family="text">
      <style:text-properties fo:color="#ff3333" style:font-name="Free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4.572cm" svg:x="3.54cm" svg:y="1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" draw:text-style-name="P2" draw:layer="layout" svg:width="6.077cm" svg:height="0.962cm" svg:x="2.289cm" svg:y="1.381cm">
          <draw:text-box>
            <text:p>OSIC (Andy DFW3)</text:p>
          </draw:text-box>
        </draw:frame>
        <draw:custom-shape draw:style-name="gr3" draw:text-style-name="P4" draw:layer="layout" svg:width="2.794cm" svg:height="2.413cm" svg:x="2.016cm" svg:y="3.54cm">
          <text:p text:style-name="P3"><text:span text:style-name="T1">Power 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5" draw:layer="layout" svg:width="2.54cm" svg:height="2.413cm" svg:x="6.08cm" svg:y="3.54cm">
          <text:p text:style-name="P3"><text:span text:style-name="T2">IPXE Discovery – First boot</text:span></text:p>
          <text:p text:style-name="P3"><text:span text:style-name="T2">Weak regi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2.54cm" svg:height="2.413cm" svg:x="9.89cm" svg:y="3.54cm">
          <text:p text:style-name="P3"><text:span text:style-name="T2">Strong Register on</text:span></text:p>
          <text:p text:style-name="P3"><text:span text:style-name="T2">B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2.54cm" svg:height="2.413cm" svg:x="13.7cm" svg:y="3.54cm">
          <text:p text:style-name="P3"><text:span text:style-name="T2">LLDP / CDP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g>
          <draw:custom-shape draw:style-name="gr5" draw:text-style-name="P6" draw:layer="layout" svg:width="10.795cm" svg:height="1.778cm" svg:x="15.351cm" svg:y="17.6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16.113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23.098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21.701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20.304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18.907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6" draw:layer="layout" svg:width="1.016cm" svg:height="1.016cm" svg:x="17.51cm" svg:y="18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1.015cm" svg:height="1.016cm" svg:x="24.436cm" svg:y="18.0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7" draw:layer="layout" svg:width="5.588cm" svg:height="5.461cm" svg:x="8.62cm" svg:y="11.668cm">
          <text:p text:style-name="P3"><text:span text:style-name="T3">mercury_agent :</text:span></text:p>
          <text:p text:style-name="P3"><text:span text:style-name="T3">RPC service</text:span></text:p>
          <text:p text:style-name="P3"><text:span text:style-name="T3"/></text:p>
          <text:p text:style-name="P3"><text:span text:style-name="T3">mercury_inspector:</text:span></text:p>
          <text:p text:style-name="P3"><text:span text:style-name="T3">Inventory collection</text:span></text:p>
          <text:p text:style-name="P3"><text:span text:style-name="T3">library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8" draw:layer="layout" svg:x1="17.002cm" svg:y1="18.018cm" svg:x2="14.208cm" svg:y2="12.303cm">
          <text:p/>
        </draw:line>
        <draw:line draw:style-name="gr9" draw:text-style-name="P8" draw:layer="layout" svg:x1="16.367cm" svg:y1="19.034cm" svg:x2="9.382cm" svg:y2="17.129cm">
          <text:p/>
        </draw:line>
      </draw:page>
      <draw:page draw:name="page4" draw:style-name="dp1" draw:master-page-name="Default">
        <draw:custom-shape draw:style-name="gr10" draw:text-style-name="P1" draw:layer="layout" svg:width="20.193cm" svg:height="2.032cm" svg:x="3.667cm" svg:y="1.635cm">
          <text:p text:style-name="P3">MercuryR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" draw:id="id1" draw:layer="layout" svg:width="10.16cm" svg:height="2.032cm" svg:x="3.667cm" svg:y="4.048cm">
          <text:p text:style-name="P3">Register IP / PORT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6" draw:layer="layout" svg:width="10.795cm" svg:height="1.778cm" svg:x="15.351cm" svg:y="17.6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16.113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23.098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21.701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20.304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18.907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6" draw:layer="layout" svg:width="1.016cm" svg:height="1.016cm" svg:x="17.51cm" svg:y="18.0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6" draw:layer="layout" svg:width="1.015cm" svg:height="1.016cm" svg:x="24.436cm" svg:y="18.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7" xml:id="id2" draw:id="id2" draw:layer="layout" svg:width="10.16cm" svg:height="7.494cm" svg:x="8.62cm" svg:y="8.62cm">
          <text:p text:style-name="P3"><text:span text:style-name="T3">Agent</text:span></text:p>
          <text:p text:style-name="P3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8" draw:layer="layout" svg:x1="17.129cm" svg:y1="18.145cm" svg:x2="18.78cm" svg:y2="15.224cm">
          <text:p/>
        </draw:line>
        <draw:line draw:style-name="gr16" draw:text-style-name="P8" draw:layer="layout" svg:x1="16.367cm" svg:y1="19.035cm" svg:x2="9.001cm" svg:y2="15.859cm">
          <text:p/>
        </draw:line>
        <draw:custom-shape draw:style-name="gr11" draw:text-style-name="P1" draw:layer="layout" svg:width="10.16cm" svg:height="2.032cm" svg:x="13.7cm" svg:y="4.048cm">
          <text:p text:style-name="P3">ping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8.747cm" svg:y1="6.08cm" svg:x2="13.7cm" svg:y2="8.62cm" draw:start-shape="id1" draw:start-glue-point="2" draw:end-shape="id2" svg:d="M8747 6080v1270h4953v1270" svg:viewBox="0 0 4954 2541">
          <text:p/>
        </draw:connector>
        <draw:custom-shape draw:style-name="gr18" draw:text-style-name="P1" xml:id="id4" draw:id="id4" draw:layer="layout" svg:width="7.874cm" svg:height="1.397cm" svg:x="9.763cm" svg:y="9.636cm">
          <text:p text:style-name="P3">RPC REP Socket</text:p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5.334cm" svg:height="1.064cm" svg:x="15.605cm" svg:y="19.796cm">
          <draw:text-box>
            <text:p>Clients</text:p>
          </draw:text-box>
        </draw:frame>
        <draw:frame draw:style-name="gr20" draw:text-style-name="P2" draw:layer="layout" svg:width="6.223cm" svg:height="6.985cm" svg:x="1.508cm" svg:y="9.255cm">
          <draw:text-box>
            <text:p>Capabilities:</text:p>
            <text:p>configure_obm</text:p>
            <text:p>set_obm_user</text:p>
            <text:p>set_obm_password</text:p>
            <text:p>enable_ipmi</text:p>
            <text:p>configure_raid</text:p>
            <text:p>reboot</text:p>
            <text:p>poweroff</text:p>
            <text:p>launch_press</text:p>
          </draw:text-box>
        </draw:frame>
        <draw:line draw:style-name="gr21" draw:text-style-name="P9" draw:layer="layout" svg:x1="15.986cm" svg:y1="6.207cm" svg:x2="15.986cm" svg:y2="8.493cm">
          <text:p/>
        </draw:line>
        <draw:line draw:style-name="gr21" draw:text-style-name="P9" draw:layer="layout" svg:x1="17.129cm" svg:y1="8.493cm" svg:x2="17.129cm" svg:y2="6.207cm">
          <text:p/>
        </draw:line>
        <draw:frame draw:style-name="gr19" draw:text-style-name="P2" draw:layer="layout" svg:width="2.413cm" svg:height="1.064cm" svg:x="17.256cm" svg:y="6.921cm">
          <draw:text-box>
            <text:p>pong</text:p>
          </draw:text-box>
        </draw:frame>
        <draw:custom-shape draw:style-name="gr22" draw:text-style-name="P1" xml:id="id3" draw:id="id3" draw:layer="layout" svg:width="5.334cm" svg:height="3.81cm" svg:x="20.812cm" svg:y="8.747cm">
          <text:p text:style-name="P3">RPC Queue</text:p>
          <text:p text:style-name="P3">Worker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" draw:layer="layout" svg:x1="20.812cm" svg:y1="10.652cm" svg:x2="17.637cm" svg:y2="10.334cm" draw:start-shape="id3" draw:start-glue-point="5" draw:end-shape="id4" svg:d="M20812 10652h-1587v-318h-1588" svg:viewBox="0 0 3176 319">
          <text:p/>
        </draw:connector>
      </draw:page>
      <draw:page draw:name="page5" draw:style-name="dp1" draw:master-page-name="Default">
        <draw:custom-shape draw:style-name="gr23" draw:text-style-name="P1" draw:layer="layout" svg:width="23.495cm" svg:height="17.78cm" svg:x="1.635cm" svg:y="2.27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0.033cm" svg:height="1.016cm" svg:x="1.889cm" svg:y="1.381cm">
          <draw:text-box>
            <text:p><text:span text:style-name="T4">mercury-rpc micro service</text:span></text:p>
          </draw:text-box>
        </draw:frame>
        <draw:custom-shape draw:style-name="gr25" draw:text-style-name="P11" xml:id="id8" draw:id="id8" draw:layer="layout" svg:width="4.445cm" svg:height="3.556cm" svg:x="18.399cm" svg:y="14.208cm">
          <text:p text:style-name="P3"><text:span text:style-name="T5">Ping threa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6" draw:text-style-name="P11" xml:id="id7" draw:id="id7" draw:layer="layout" svg:width="8.128cm" svg:height="1.778cm" svg:x="15.605cm" svg:y="3.921cm">
          <text:p text:style-name="P3"><text:span text:style-name="T5">Registration Service</text:span></text:p>
          <text:p text:style-name="P3"><text:span text:style-name="T5">ROUTER / REQ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xml:id="id5" draw:id="id5" draw:layer="layout" svg:width="8.128cm" svg:height="1.778cm" svg:x="3.667cm" svg:y="3.921cm">
          <text:p text:style-name="P3"><text:span text:style-name="T5">RPC endpoint service</text:span></text:p>
          <text:p text:style-name="P3"><text:span text:style-name="T5">ROUTER / REQ</text:span></text:p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4.953cm" svg:height="0.777cm" svg:x="4.556cm" svg:y="2.651cm">
          <draw:text-box>
            <text:p text:style-name="P3"><text:span text:style-name="T5">Front End</text:span></text:p>
          </draw:text-box>
        </draw:frame>
        <draw:frame draw:style-name="gr28" draw:text-style-name="P12" draw:layer="layout" svg:width="4.953cm" svg:height="0.777cm" svg:x="17.002cm" svg:y="2.651cm">
          <draw:text-box>
            <text:p text:style-name="P3"><text:span text:style-name="T5">Back End</text:span></text:p>
          </draw:text-box>
        </draw:frame>
        <draw:connector draw:style-name="gr29" draw:text-style-name="P11" draw:layer="layout" svg:x1="7.731cm" svg:y1="5.699cm" svg:x2="7.223cm" svg:y2="8.62cm" draw:start-shape="id5" draw:start-glue-point="2" draw:end-shape="id6" draw:end-glue-point="0" svg:d="M7731 5699v1561h-508v1360" svg:viewBox="0 0 509 2922">
          <text:p/>
        </draw:connector>
        <draw:connector draw:style-name="gr30" draw:text-style-name="P12" draw:layer="layout" svg:x1="15.605cm" svg:y1="4.81cm" svg:x2="11.287cm" svg:y2="9.509cm" draw:start-shape="id7" draw:start-glue-point="3" draw:end-shape="id6" draw:end-glue-point="1" svg:d="M15605 4810h-2059v4699h-2259" svg:viewBox="0 0 4319 4700">
          <text:p/>
        </draw:connector>
        <draw:connector draw:style-name="gr30" draw:text-style-name="P12" draw:layer="layout" svg:x1="18.399cm" svg:y1="15.986cm" svg:x2="10.017cm" svg:y2="17.637cm" draw:start-shape="id8" draw:start-glue-point="5" draw:end-shape="id9" draw:end-glue-point="1" svg:d="M18399 15986h-4192v1651h-4190" svg:viewBox="0 0 8383 1652">
          <text:p/>
        </draw:connector>
        <draw:connector draw:style-name="gr31" draw:text-style-name="P11" draw:layer="layout" svg:x1="20.622cm" svg:y1="14.208cm" svg:x2="19.669cm" svg:y2="5.699cm" draw:start-shape="id8" draw:start-glue-point="4" draw:end-shape="id7" svg:d="M20622 14208v-4154h-953v-4355" svg:viewBox="0 0 954 8510">
          <text:p/>
        </draw:connector>
        <draw:connector draw:style-name="gr32" draw:text-style-name="P13" draw:layer="layout" svg:x1="7.54cm" svg:y1="18.399cm" svg:x2="23.733cm" svg:y2="4.81cm" draw:start-shape="id9" draw:start-glue-point="2" draw:end-shape="id7" draw:end-glue-point="1" svg:d="M7540 18399v551h16944v-14140h-751" svg:viewBox="0 0 16945 14141">
          <text:p text:style-name="P3"><text:span text:style-name="T6">Registration bus</text:span></text:p>
        </draw:connector>
        <draw:custom-shape draw:style-name="gr33" draw:text-style-name="P11" xml:id="id10" draw:id="id10" draw:layer="layout" svg:width="4.064cm" svg:height="2.032cm" svg:x="2.905cm" svg:y="12.43cm">
          <text:p text:style-name="P3"><text:span text:style-name="T5">Results Queue</text:span></text:p>
          <draw:enhanced-geometry svg:viewBox="0 0 21600 21600" draw:type="rectangle" draw:enhanced-path="M 0 0 L 21600 0 21600 21600 0 21600 0 0 Z N"/>
        </draw:custom-shape>
        <draw:connector draw:style-name="gr34" draw:text-style-name="P11" draw:layer="layout" svg:x1="5.064cm" svg:y1="17.637cm" svg:x2="4.937cm" svg:y2="14.462cm" draw:start-shape="id9" draw:start-glue-point="3" draw:end-shape="id10" draw:end-glue-point="2" svg:d="M5064 17637h-552v-1968h425v-1207" svg:viewBox="0 0 553 3176">
          <text:p/>
        </draw:connector>
        <draw:connector draw:style-name="gr35" draw:text-style-name="P12" draw:layer="layout" draw:line-skew="2.376cm -0.338cm" svg:x1="4.937cm" svg:y1="12.43cm" svg:x2="3.667cm" svg:y2="4.81cm" draw:start-shape="id10" draw:start-glue-point="0" draw:end-shape="id5" draw:end-glue-point="3" svg:d="M4937 12430v-889h-2159v-6731h889" svg:viewBox="0 0 2160 7621">
          <text:p/>
        </draw:connector>
        <draw:custom-shape draw:style-name="gr27" draw:text-style-name="P11" xml:id="id6" draw:id="id6" draw:layer="layout" svg:width="8.128cm" svg:height="1.778cm" svg:x="3.159cm" svg:y="8.62cm">
          <text:p text:style-name="P3"><text:span text:style-name="T5">Active Queue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9" draw:id="id9" draw:layer="layout" svg:width="4.953cm" svg:height="1.524cm" svg:x="5.064cm" svg:y="16.875cm">
          <text:p text:style-name="P3"><text:span text:style-name="T5">clients</text:span></text:p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4.318cm" svg:height="0.777cm" svg:x="7.858cm" svg:y="14.574cm">
          <draw:text-box>
            <text:p><text:span text:style-name="T7">Command bus</text:span></text:p>
          </draw:text-box>
        </draw:frame>
        <draw:frame draw:style-name="gr37" draw:text-style-name="P15" draw:layer="layout" svg:width="3.556cm" svg:height="0.777cm" svg:x="2.524cm" svg:y="15.351cm">
          <draw:text-box>
            <text:p><text:span text:style-name="T8">Results bus</text:span></text:p>
          </draw:text-box>
        </draw:frame>
        <draw:custom-shape draw:style-name="gr38" draw:text-style-name="P11" xml:id="id11" draw:id="id11" draw:layer="layout" svg:width="4.064cm" svg:height="1.905cm" svg:x="8.112cm" svg:y="12.43cm">
          <text:p text:style-name="P3"><text:span text:style-name="T5">Queue Runners</text:span></text:p>
          <draw:enhanced-geometry svg:viewBox="0 0 21600 21600" draw:type="rectangle" draw:enhanced-path="M 0 0 L 21600 0 21600 21600 0 21600 0 0 Z N"/>
        </draw:custom-shape>
        <draw:connector draw:style-name="gr39" draw:text-style-name="P16" draw:layer="layout" svg:x1="10.144cm" svg:y1="12.43cm" svg:x2="7.223cm" svg:y2="10.398cm" draw:start-shape="id11" draw:start-glue-point="0" draw:end-shape="id6" draw:end-glue-point="2" svg:d="M10144 12430v-916h-2921v-1116" svg:viewBox="0 0 2922 2033">
          <text:p/>
        </draw:connector>
        <draw:connector draw:style-name="gr40" draw:text-style-name="P17" draw:layer="layout" svg:x1="8.112cm" svg:y1="13.382cm" svg:x2="7.54cm" svg:y2="16.875cm" draw:start-shape="id11" draw:start-glue-point="3" draw:end-shape="id9" draw:end-glue-point="0" svg:d="M8112 13382h-572v3493" svg:viewBox="0 0 573 3494">
          <text:p/>
        </draw:connector>
      </draw:page>
      <draw:page draw:name="page6" draw:style-name="dp1" draw:master-page-name="Default">
        <draw:custom-shape draw:style-name="gr41" draw:text-style-name="P1" xml:id="id15" draw:id="id15" draw:layer="layout" svg:width="2.54cm" svg:height="9.398cm" svg:x="21.32cm" svg:y="2.143cm">
          <text:p text:style-name="P3">Inventory</text:p>
          <draw:enhanced-geometry svg:viewBox="0 0 21600 21600" draw:type="rectangle" draw:enhanced-path="M 0 0 L 21600 0 21600 21600 0 21600 0 0 Z N"/>
        </draw:custom-shape>
        <draw:custom-shape draw:style-name="gr42" draw:text-style-name="P1" xml:id="id14" draw:id="id14" draw:layer="layout" svg:width="10.16cm" svg:height="1.778cm" svg:x="13.446cm" svg:y="14.081cm">
          <text:p text:style-name="P3">Clients running agent</text:p>
          <draw:enhanced-geometry svg:viewBox="0 0 21600 21600" draw:type="rectangle" draw:enhanced-path="M 0 0 L 21600 0 21600 21600 0 21600 0 0 Z N"/>
        </draw:custom-shape>
        <draw:custom-shape draw:style-name="gr43" draw:text-style-name="P1" xml:id="id13" draw:id="id13" draw:layer="layout" svg:width="2.667cm" svg:height="9.144cm" svg:x="13.192cm" svg:y="2.27cm">
          <text:p text:style-name="P3">RPC service</text:p>
          <draw:enhanced-geometry svg:viewBox="0 0 21600 21600" draw:type="rectangle" draw:enhanced-path="M 0 0 L 21600 0 21600 21600 0 21600 0 0 Z N"/>
        </draw:custom-shape>
        <draw:custom-shape draw:style-name="gr44" draw:text-style-name="P1" xml:id="id12" draw:id="id12" draw:layer="layout" svg:width="2.921cm" svg:height="2.667cm" svg:x="2.143cm" svg:y="11.414cm">
          <text:p text:style-name="P3">Controller</text:p>
          <text:p text:style-name="P3">CLI</text:p>
          <draw:enhanced-geometry svg:viewBox="0 0 21600 21600" draw:type="rectangle" draw:enhanced-path="M 0 0 L 21600 0 21600 21600 0 21600 0 0 Z N"/>
        </draw:custom-shape>
        <draw:connector draw:style-name="gr45" draw:text-style-name="P1" draw:layer="layout" svg:x1="3.603cm" svg:y1="11.414cm" svg:x2="14.525cm" svg:y2="2.27cm" draw:start-shape="id12" draw:start-glue-point="0" draw:end-shape="id13" draw:end-glue-point="0" svg:d="M3603 11414v-9695h10922v551" svg:viewBox="0 0 10923 9696">
          <text:p/>
        </draw:connector>
        <draw:connector draw:style-name="gr45" draw:text-style-name="P1" draw:layer="layout" svg:x1="14.525cm" svg:y1="11.414cm" svg:x2="18.526cm" svg:y2="14.081cm" draw:start-shape="id13" draw:start-glue-point="2" draw:end-shape="id14" svg:d="M14525 11414v1334h4001v1333" svg:viewBox="0 0 4002 2668">
          <text:p/>
        </draw:connector>
        <draw:connector draw:style-name="gr45" draw:text-style-name="P1" draw:layer="layout" svg:x1="23.606cm" svg:y1="14.97cm" svg:x2="23.86cm" svg:y2="6.842cm" draw:start-shape="id14" draw:start-glue-point="1" draw:end-shape="id15" svg:d="M23606 14970h805v-8128h-551" svg:viewBox="0 0 806 81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1:55:39.024533580</meta:creation-date>
    <dc:date>2015-08-07T14:03:51.193612266</dc:date>
    <meta:editing-duration>PT5H36M5S</meta:editing-duration>
    <meta:editing-cycles>5</meta:editing-cycles>
    <meta:generator>LibreOffice/4.4.5.2$Linux_X86_64 LibreOffice_project/40m0$Build-2</meta:generator>
    <meta:document-statistic meta:object-count="71"/>
  </office:meta>
</office:document-meta>
</file>